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5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7.13cm"/>
    </style:style>
    <style:style style:name="Tabella1.C" style:family="table-column">
      <style:table-column-properties style:column-width="4.295cm"/>
    </style:style>
    <style:style style:name="Tabella1.D" style:family="table-column">
      <style:table-column-properties style:column-width="1.358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text-properties style:font-name="Ubuntu Light" fo:font-size="6pt" style:font-size-asian="5.25pt" style:font-size-complex="6pt"/>
    </style:style>
    <style:style style:name="P3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0">COMMESSA:</text:p>
          </table:table-cell>
          <table:table-cell table:style-name="Tabella3.B1" office:value-type="string">
            <text:p text:style-name="P31">DOCUMENTO:</text:p>
          </table:table-cell>
          <table:table-cell table:style-name="Tabella3.C1" table:number-rows-spanned="3" office:value-type="string">
            <text:p text:style-name="P22"/>
          </table:table-cell>
          <table:table-cell table:style-name="Tabella3.C1" table:number-rows-spanned="5" table:number-columns-spanned="2" office:value-type="string">
            <text:p text:style-name="P23">SPETT.LE</text:p>
            <text:p text:style-name="P37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9"><text:placeholder text:placeholder-type="text">&lt;o.account_id.name or '/'&gt;</text:placeholder></text:p>
          </table:table-cell>
          <table:table-cell table:style-name="Tabella3.B2" office:value-type="string">
            <text:p text:style-name="P19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4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1">NUMERO:</text:p>
            <text:p text:style-name="P36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4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3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3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40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8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5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6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6"><draw:frame draw:style-name="fr2" draw:name="image: barcode(l.product_id.ean13, 'ean13')" text:anchor-type="as-char" svg:width="4.016cm" style:rel-width="100%" svg:height="2.556cm" style:rel-height="90%" draw:z-index="1"><draw:text-box><text:p text:style-name="P9"/></draw:text-box></draw:frame></text:p>
          </table:table-cell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39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39"/>
          </table:table-cell>
        </table:table-row>
        <table:table-row table:style-name="Tabella1.7">
          <table:table-cell table:style-name="Tabella1.A7" table:number-columns-spanned="6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8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5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1T14:06:08.471462903</dc:date>
    <meta:editing-duration>P7DT3H32M47S</meta:editing-duration>
    <meta:editing-cycles>95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02" meta:character-count="909" meta:non-whitespace-character-count="837"/>
    <meta:user-defined meta:name="Info 1"/>
    <meta:user-defined meta:name="Info 2"/>
    <meta:user-defined meta:name="Info 3"/>
    <meta:user-defined meta:name="Info 4"/>
  </office:meta>
</office:document-meta>
</file>